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5cm"/>
      <style:paragraph-properties style:writing-mode="lr-tb"/>
    </style:style>
    <style:style style:name="pr4" style:family="presentation" style:parent-style-name="BrightBlue-outline1">
      <style:graphic-properties fo:min-height="9.501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_5f_-title">
      <style:graphic-properties fo:min-height="2.5cm"/>
      <style:paragraph-properties style:writing-mode="lr-tb"/>
    </style:style>
    <style:style style:name="pr7" style:family="presentation" style:parent-style-name="BrightBlue_5f_-outline1">
      <style:graphic-properties fo:min-height="9.501cm"/>
      <style:paragraph-properties style:writing-mode="lr-tb"/>
    </style:style>
    <style:style style:name="pr8" style:family="presentation" style:parent-style-name="BrightBlue_5f_-notes">
      <style:graphic-properties draw:fill-color="#ffffff" fo:min-height="14cm"/>
      <style:paragraph-properties style:writing-mode="lr-tb"/>
    </style:style>
    <style:style style:name="pr9" style:family="presentation" style:parent-style-name="BrightBlue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05cm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405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24cm" fo:text-indent="0cm"/>
    </style:style>
    <style:style style:name="P8" style:family="paragraph">
      <style:paragraph-properties fo:margin-left="0cm" fo:margin-right="0cm" fo:margin-top="0cm" fo:margin-bottom="0.324cm" fo:text-indent="0cm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style:letter-kerning="true" style:font-size-asian="26pt" style:font-style-asian="normal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cm" svg:height="9.5cm" svg:x="1.5cm" svg:y="4cm" presentation:class="subtitle" presentation:user-transformed="true">
          <draw:text-box>
            <text:p text:style-name="P1">Introduction to TemplateHaskell</text:p>
            <text:p text:style-name="P1"><text:span text:style-name="T1">Jan Hrček</text:span></text:p>
            <text:p text:style-name="P1"><text:span text:style-name="T1">29</text:span><text:span text:style-name="T2">th</text:span><text:span text:style-name="T1"> July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Outline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What is Template Haskell (=TH)</text:p>
              </text:list-item>
              <text:list-item>
                <text:p text:style-name="P3">Example use cases</text:p>
              </text:list-item>
              <text:list-item>
                <text:p>Haskell Syntax – Dec, Typ, Pat, Exp</text:p>
              </text:list-item>
              <text:list-item>
                <text:p>The Q Monad</text:p>
              </text:list-item>
              <text:list-item>
                <text:p>Splicing - $(...)</text:p>
              </text:list-item>
              <text:list-item>
                <text:p>QuasiQuotes - [yourthing| … |]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Goals of this presentation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Goals</text:p>
                <text:list>
                  <text:list-item>
                    <text:p>Explain basic concepts behind TH</text:p>
                  </text:list-item>
                  <text:list-item>
                    <text:p>Use TH code provided by libraries</text:p>
                  </text:list-item>
                </text:list>
              </text:list-item>
              <text:list-item>
                <text:p>Non-Goals</text:p>
                <text:list>
                  <text:list-item>
                    <text:p>Implement your own TH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What is Template Haskell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header>
                <text:p text:style-name="P1"/>
                <text:p text:style-name="P1"><text:span text:style-name="T3">“</text:span><text:span text:style-name="T3">The purpose of the extension is to allow programmers to compute some parts of their program”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<text:span text:style-name="T4"><text:a xlink:href="https://www.microsoft.com/en-us/research/wp-content/uploads/2016/02/meta-haskell.pdf" xlink:type="simple">Template Meta-programming for Haskell (2002)</text:a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 text:style-name="P4">What is Template Haskell – cont.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5"><text:span text:style-name="T5">A language extension which adds support for </text:span><text:span text:style-name="T3">compile-time meta-programming</text:span><text:span text:style-name="T5"> to Haskel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_5f_" presentation:presentation-page-layout-name="AL2T1">
        <office:forms form:automatic-focus="false" form:apply-design-mode="false"/>
        <draw:frame presentation:style-name="pr6" draw:text-style-name="P1" draw:layer="layout" svg:width="19.5cm" svg:height="2.5cm" svg:x="1.4cm" svg:y="0.75cm" presentation:class="title" presentation:user-transformed="true">
          <draw:text-box>
            <text:p text:style-name="P4">What is Template Haskell – cont.</text:p>
          </draw:text-box>
        </draw:frame>
        <draw:frame presentation:style-name="pr7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5"><text:span text:style-name="T5">A language extension which adds support for </text:span><text:span text:style-name="T3">compile-time meta-programming</text:span><text:span text:style-name="T5"> to Haskell</text:span></text:p>
              </text:list-item>
              <text:list-item>
                <text:p text:style-name="P5"><text:span text:style-name="T5">meta?</text:span></text:p>
                <text:list>
                  <text:list-item>
                    <text:p text:style-name="P1"><text:span text:style-name="T5">Meta-program is a program that generates another program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_5f_" presentation:presentation-page-layout-name="AL2T1">
        <office:forms form:automatic-focus="false" form:apply-design-mode="false"/>
        <draw:frame presentation:style-name="pr6" draw:text-style-name="P1" draw:layer="layout" svg:width="19.5cm" svg:height="2.5cm" svg:x="1.4cm" svg:y="0.75cm" presentation:class="title" presentation:user-transformed="true">
          <draw:text-box>
            <text:p text:style-name="P4">What is Template Haskell – cont.</text:p>
          </draw:text-box>
        </draw:frame>
        <draw:frame presentation:style-name="pr7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5"><text:span text:style-name="T5">A language extension which adds support for </text:span><text:span text:style-name="T3">compile-time meta-programming</text:span><text:span text:style-name="T5"> to Haskell</text:span></text:p>
              </text:list-item>
              <text:list-item>
                <text:p text:style-name="P5"><text:span text:style-name="T5">meta?</text:span></text:p>
                <text:list>
                  <text:list-item>
                    <text:p text:style-name="P1"><text:span text:style-name="T5">Meta-program is a program that generates another program</text:span></text:p>
                  </text:list-item>
                </text:list>
              </text:list-item>
              <text:list-item>
                <text:p text:style-name="P5"><text:span text:style-name="T5">compile-time?</text:span></text:p>
                <text:list>
                  <text:list-item>
                    <text:p text:style-name="P1"><text:span text:style-name="T5">Meta-program is executed at compile time</text:span></text:p>
                  </text:list-item>
                  <text:list-item>
                    <text:p text:style-name="P1"><text:span text:style-name="T5">The result of running the meta-program is piece of code which is included in the final program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Compile-time meta-programming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“Normal” Haskell</text:p>
                <text:list>
                  <text:list-item>
                    <text:p>Programmer writes a source code</text:p>
                  </text:list-item>
                  <text:list-item>
                    <text:p>Compiler translates it to machine code (compile time)</text:p>
                  </text:list-item>
                  <text:list-item>
                    <text:p>Someone runs the machine code (run time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Compile-time meta-programming</text:p>
          </draw:text-box>
        </draw:frame>
        <draw:frame presentation:style-name="pr4" draw:text-style-name="P1" draw:layer="layout" svg:width="25cm" svg:height="9.5cm" svg:x="1.27cm" svg:y="3.17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mplate Haskell</text:p>
                <text:list>
                  <text:list-item>
                    <text:p>Programmer writes a source code <text:span text:style-name="T5">which includes pieces of TH</text:span></text:p>
                  </text:list-item>
                  <text:list-item>
                    <text:p>During compilation, compiler runs the TH code</text:p>
                  </text:list-item>
                  <text:list-item>
                    <text:p>… which generates pieces of Haskell syntax</text:p>
                  </text:list-item>
                  <text:list-item>
                    <text:p>… which is inserted into the syntax tree</text:p>
                  </text:list-item>
                  <text:list-item>
                    <text:p>… the whole thing (programmer written code + TH – generated code) is type-checked and compiled as in “Normal” Haskel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Explain TH to your grandma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You write a piece of program that inserts a piece of program into your program at compile ti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Why would you use TH? - 1</text:p>
          </draw:text-box>
        </draw:frame>
        <draw:frame presentation:style-name="pr4" draw:text-style-name="P1" draw:layer="layout" svg:width="25.805cm" svg:height="10.605cm" svg:x="1.5cm" svg:y="4cm" presentation:class="outline" presentation:user-transformed="true">
          <draw:text-box>
            <text:list text:style-name="L2">
              <text:list-item>
                <text:p>To generate boilerplate code</text:p>
                <text:list>
                  <text:list-item>
                    <text:p>TH is alternative to GHC Generics, with different trade-offs</text:p>
                  </text:list-item>
                  <text:list-item>
                    <text:p text:style-name="P7"><text:span text:style-name="T6">$(deriveJson '</text:span><text:span text:style-name="T7">'MyData)</text:span> from <text:a xlink:href="https://hackage.haskell.org/package/aeson" xlink:type="simple">aeson</text:a><text:s/>to generate FromJSON / ToJSON instances</text:p>
                  </text:list-item>
                  <text:list-item>
                    <text:p text:style-name="P7"><text:span text:style-name="T6">$(makeLenses '</text:span><text:span text:style-name="T7">'MyData)</text:span> from <text:a xlink:href="https://hackage.haskell.org/package/optics-th-0.4/docs/Optics-TH.html#v:makeLenses" xlink:type="simple">optics-th</text:a><text:s/>to generate lenses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Why would you use TH? - 2</text:p>
          </draw:text-box>
        </draw:frame>
        <draw:frame presentation:style-name="pr4" draw:text-style-name="P1" draw:layer="layout" svg:width="25.805cm" svg:height="10.605cm" svg:x="1.5cm" svg:y="4cm" presentation:class="outline" presentation:user-transformed="true">
          <draw:text-box>
            <text:list text:style-name="L2">
              <text:list-item>
                <text:p text:style-name="P3">To be able to <text:s/>write more convenient syntax</text:p>
                <text:list>
                  <text:list-item>
                    <text:p><text:span text:style-name="T7">[sql| ... |]</text:span> from <text:a xlink:href="https://hackage.haskell.org/package/postgresql-simple" xlink:type="simple">postgresql-simple</text:a><text:s/>to strip unnecessary whitespace from SQL queries</text:p>
                  </text:list-item>
                  <text:list-item>
                    <text:p><text:span text:style-name="T7">[text| … |]</text:span> from <text:a xlink:href="https://hackage.haskell.org/package/neat-interpolation" xlink:type="simple">neat-interpolation</text:a><text:s/>to support interpolation of hs values into text</text:p>
                  </text:list-item>
                  <text:list-item>
                    <text:p><text:a xlink:href="https://hackage.haskell.org/package/persisten" xlink:type="simple">persistent</text:a><text:s/>has TH-based language for specifying DB sch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Why would you use TH? - 3</text:p>
          </draw:text-box>
        </draw:frame>
        <draw:frame presentation:style-name="pr4" draw:text-style-name="P1" draw:layer="layout" svg:width="25.805cm" svg:height="10.605cm" svg:x="1.5cm" svg:y="4cm" presentation:class="outline" presentation:user-transformed="true">
          <draw:text-box>
            <text:list text:style-name="L2">
              <text:list-item>
                <text:p text:style-name="P3">To run “part of computation” at compile time</text:p>
                <text:list>
                  <text:list-item>
                    <text:p><text:span text:style-name="T7">[uri| … |]</text:span> from <text:a xlink:href="https://hackage.haskell.org/package/modern-uri" xlink:type="simple">modern-uri</text:a><text:s/>will fail at compile time if provided URI is not valid</text:p>
                  </text:list-item>
                  <text:list-item>
                    <text:p><text:a xlink:href="https://hackage.haskell.org/package/qq-literals" xlink:type="simple">qq-literals</text:a><text:s/>allows you to get value of type <text:span text:style-name="T7">a</text:span> at compile time by applying a function of type <text:span text:style-name="T7">String → Either String a</text:span> </text:p>
                    <text:p>to a <text:span text:style-name="T7">String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Why would you use TH? - 4</text:p>
          </draw:text-box>
        </draw:frame>
        <draw:frame presentation:style-name="pr4" draw:text-style-name="P1" draw:layer="layout" svg:width="25.805cm" svg:height="10.605cm" svg:x="1.5cm" svg:y="4cm" presentation:class="outline" presentation:user-transformed="true">
          <draw:text-box>
            <text:list text:style-name="L2">
              <text:list-item>
                <text:p>To run arbitrary IO computation during compile time</text:p>
                <text:list>
                  <text:list-item>
                    <text:p><text:a xlink:href="https://hackage.haskell.org/package/githash" xlink:type="simple">githash</text:a><text:s/>- Holmusk /version endpoints embed git HASH info obtained by running git at compile time</text:p>
                  </text:list-item>
                  <text:list-item>
                    <text:p><text:a xlink:href="https://hackage.haskell.org/package/file-embed" xlink:type="simple">file-embed</text:a><text:s/>to include contents of a file as String/Text/ByteString in .hs fil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Look at code generated by TH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How can we see the code generated by TH?</text:p>
              </text:list-item>
              <text:list-item>
                <text:p>There’s compiler flag <text:span text:style-name="T7">-ddump-splices</text:span> that dumps TH haskell splices (pieces of code generated by TH) during compilation</text:p>
                <text:list>
                  <text:list-item>
                    <text:p>You can add it in ghc-options section of your cabal file</text:p>
                  </text:list-item>
                  <text:list-item>
                    <text:p>You can add pragma <text:span text:style-name="T7">{-# OPTIONS_GHC -ddump-splices #-}</text:span> in individual .hs files and TH splices in those files will be printed during compilation</text:p>
                  </text:list-item>
                  <text:list-item>
                    <text:p>VScode (with haskell-language-server) shows TH splices when hovering over pragmas at the top of the file (!)</text:p>
                  </text:list-item>
                </text:list>
              </text:list-item>
              <text:list-item>
                <text:p>Demo – example from PI and aeson dem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Splicing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Splicing = fancy name for “including code generated by TH in your source file”</text:p>
              </text:list-item>
              <text:list-item>
                <text:p>You use splice operator for that <text:span text:style-name="T7">$(something)</text:span></text:p>
              </text:list-item>
              <text:list-item>
                <text:p><text:span text:style-name="T8">The </text:span><text:span text:style-name="T7">something </text:span><text:span text:style-name="T9">must be a value of one of these types:</text:span></text:p>
                <text:list>
                  <text:list-item>
                    <text:p><text:span text:style-name="T7">Q [Dec]</text:span></text:p>
                  </text:list-item>
                  <text:list-item>
                    <text:p><text:span text:style-name="T7">Q Pat</text:span></text:p>
                  </text:list-item>
                  <text:list-item>
                    <text:p><text:span text:style-name="T7">Q Exp</text:span></text:p>
                  </text:list-item>
                  <text:list-item>
                    <text:p><text:span text:style-name="T7">Q Typ</text:span></text:p>
                  </text:list-item>
                </text:list>
              </text:list-item>
              <text:list-item>
                <text:p><text:span text:style-name="T9">These types are defined in </text:span><text:span text:style-name="T9"><text:a xlink:href="https://hackage.haskell.org/package/template-haskell" xlink:type="simple">template-haskell</text:a></text:span><text:span text:style-name="T9"><text:s/>package</text:span></text:p>
                <text:list>
                  <text:list-item>
                    <text:p><text:span text:style-name="T7">Q</text:span><text:span text:style-name="T9"> is the quotation monad – represents computations that run at compile time</text:span></text:p>
                  </text:list-item>
                  <text:list-item>
                    <text:p><text:span text:style-name="T7">Dec, Pat, Exp, Typ</text:span><text:span text:style-name="T9"> are normal Haskell data types which represent Haskell synt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Haskell Syntax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Let’s understand how Haskell syntax is structured so we can understand the types <text:span text:style-name="T7">Dec</text:span>, <text:span text:style-name="T7">Exp</text:span>, <text:span text:style-name="T7">Type</text:span> and <text:span text:style-name="T7">Exp</text:span></text:p>
              </text:list-item>
              <text:list-item>
                <text:p>Haskell syntax can be roughly divided into:</text:p>
                <text:list>
                  <text:list-item>
                    <text:p>Expressions</text:p>
                  </text:list-item>
                  <text:list-item>
                    <text:p>Patterns</text:p>
                  </text:list-item>
                  <text:list-item>
                    <text:p>Types</text:p>
                  </text:list-item>
                  <text:list-item>
                    <text:p text:style-name="P7">Decla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Haskell Syntax - Expressions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1">The most ubiquitous thing</text:p>
              </text:list-item>
              <text:list-item>
                <text:p text:style-name="P1">Usually found on the right hand side of function definitions</text:p>
              </text:list-item>
              <text:list-item>
                <text:p text:style-name="P1">A thing you can evaluate in GHC</text:p>
                <text:list>
                  <text:list-item>
                    <text:p text:style-name="P1"><text:span text:style-name="T10">x</text:span> (variable)</text:p>
                  </text:list-item>
                  <text:list-item>
                    <text:p text:style-name="P1"><text:span text:style-name="T10">5</text:span> (numeric literal)</text:p>
                  </text:list-item>
                  <text:list-item>
                    <text:p text:style-name="P1"><text:span text:style-name="T10">True</text:span> (data constructor)</text:p>
                  </text:list-item>
                  <text:list-item>
                    <text:p text:style-name="P1"><text:span text:style-name="T10">f x</text:span> (function application)</text:p>
                  </text:list-item>
                  <text:list-item>
                    <text:p text:style-name="P1"><text:span text:style-name="T10">(\x → x + 1)</text:span> (lambda)</text:p>
                  </text:list-item>
                  <text:list-item>
                    <text:p text:style-name="P1"><text:span text:style-name="T10">if x then y else z</text:span> (if-then-else)</text:p>
                  </text:list-item>
                  <text:list-item>
                    <text:p text:style-name="P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Haskell Syntax - Patterns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1">Pattern matching in functions/lambdas/case expressions</text:p>
                <text:list>
                  <text:list-item>
                    <text:p text:style-name="P1">f <text:span text:style-name="T10">x</text:span> = x + 1 (variable)</text:p>
                  </text:list-item>
                  <text:list-item>
                    <text:p text:style-name="P1">g <text:span text:style-name="T10">(Just x)</text:span> = x + 1 (pattern matching on constructor)</text:p>
                  </text:list-item>
                  <text:list-item>
                    <text:p text:style-name="P1">h <text:span text:style-name="T10">1</text:span> = “it is one” (pattern matching on literal value)</text:p>
                  </text:list-item>
                  <text:list-item>
                    <text:p text:style-name="P1">i <text:span text:style-name="T10">a@(x,y)</text:span> = … (as - pattern)</text:p>
                  </text:list-item>
                  <text:list-item>
                    <text:p text:style-name="P1">j <text:span text:style-name="T10">(f → Just x)</text:span> = … (view patterns)</text:p>
                  </text:list-item>
                  <text:list-item>
                    <text:p text:style-name="P1"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Haskell Syntax - Types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1">Type declarations</text:p>
              </text:list-item>
              <text:list-item>
                <text:p text:style-name="P1">The thing you find after “::” or @ (type applications)</text:p>
                <text:list>
                  <text:list-item>
                    <text:p text:style-name="P1"><text:span text:style-name="T10">Bool</text:span> (type constructor)</text:p>
                  </text:list-item>
                  <text:list-item>
                    <text:p text:style-name="P1"><text:span text:style-name="T10">a </text:span>(type variable)</text:p>
                  </text:list-item>
                  <text:list-item>
                    <text:p text:style-name="P1"><text:span text:style-name="T10">Maybe Int</text:span> (application of type constructor to type)</text:p>
                  </text:list-item>
                  <text:list-item>
                    <text:p text:style-name="P8"><text:span text:style-name="T11">Int→Bool</text:span><text:span text:style-name="T12"> (</text:span>application of type constructor to 2 types)</text:p>
                  </text:list-item>
                  <text:list-item>
                    <text:p text:style-name="P1"><text:span text:style-name="T10">(Int, Int)</text:span> (tuples)</text:p>
                  </text:list-item>
                  <text:list-item>
                    <text:p text:style-name="P1"><text:span text:style-name="T10">forall m. (Monad m) =&gt; m ()</text:span> (quantified types, contexts)</text:p>
                  </text:list-item>
                  <text:list-item>
                    <text:p text:style-name="P1"><text:span text:style-name="T10">1</text:span> (type literals)</text:p>
                  </text:list-item>
                  <text:list-item>
                    <text:p text:style-name="P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Haskell Syntax - Declarations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1">Function / class / instance / data types … declarations</text:p>
              </text:list-item>
              <text:list-item>
                <text:p text:style-name="P1">The things you usually find defined “at the top level” of .hs file</text:p>
                <text:list>
                  <text:list-item>
                    <text:p text:style-name="P1"><text:span text:style-name="T10">f x = x + 1</text:span> (function declaration)</text:p>
                  </text:list-item>
                  <text:list-item>
                    <text:p text:style-name="P1"><text:span text:style-name="T10">data A = A</text:span> (data type declaration)</text:p>
                  </text:list-item>
                  <text:list-item>
                    <text:p text:style-name="P1"><text:span text:style-name="T10">newtype B = B Bool</text:span> (newtype declaration)</text:p>
                  </text:list-item>
                  <text:list-item>
                    <text:p text:style-name="P1"><text:span text:style-name="T10">type C = Char</text:span> (type synonym declaration)</text:p>
                  </text:list-item>
                  <text:list-item>
                    <text:p text:style-name="P1"><text:span text:style-name="T10">class Boom a where f :: a → Foo</text:span> (type class)</text:p>
                  </text:list-item>
                  <text:list-item>
                    <text:p text:style-name="P1"><text:span text:style-name="T10">Instance Boom Bool where f = …</text:span> (class instance declaration)</text:p>
                  </text:list-item>
                  <text:list-item>
                    <text:p text:style-name="P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9" draw:text-style-name="P1" draw:layer="layout" svg:width="19.5cm" svg:height="2.845cm" svg:x="1.4cm" svg:y="0.578cm" presentation:class="title" presentation:user-transformed="true">
          <draw:text-box>
            <text:p>Haskell Syntax<text:line-break/> – check understanding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header>
                <text:p/>
              </text:list-header>
              <text:list-item>
                <text:p>Exercise:</text:p>
                <text:list>
                  <text:list-item>
                    <text:p>Identify declarations / expressions / patterns / types</text:p>
                  </text:list-item>
                </text:list>
                <text:p/>
                <text:p>factorial :: Int -&gt; Int</text:p>
                <text:p>factorial 0 = 1</text:p>
                <text:p>factorial n = n * factorial (n - 1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Haskell Syntax – TH data types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Defined in <text:a xlink:href="https://hackage.haskell.org/package/template-haskell" xlink:type="simple">template-haskell</text:a><text:s/>library</text:p>
              </text:list-item>
              <text:list-item>
                <text:p>For each of the syntactic categories this lib has a datatype that models it</text:p>
                <text:list>
                  <text:list-item>
                    <text:p><text:span text:style-name="T7">Dec</text:span> – declarations</text:p>
                  </text:list-item>
                  <text:list-item>
                    <text:p><text:span text:style-name="T7">Pat</text:span> – patterns</text:p>
                  </text:list-item>
                  <text:list-item>
                    <text:p><text:span text:style-name="T7">Typ</text:span> – types</text:p>
                  </text:list-item>
                  <text:list-item>
                    <text:p><text:span text:style-name="T7">Exp</text:span> – expressions</text:p>
                    <text:list>
                      <text:list-item>
                        <text:p><text:span text:style-name="T7">TExp a</text:span> – “Typed Expression” – recently added variant of Exp that carries type of the underlying expression as phantom type parameter for more type safe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The Q monad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Q is the monad that represents the computations that run at compile time and produce piece of Haskell syntax</text:p>
              </text:list-item>
              <text:list-item>
                <text:p>To generate some code you need to create a value with one of these types: <text:span text:style-name="T7">Q [Dec]</text:span>, <text:span text:style-name="T7">Q Pat</text:span>, <text:span text:style-name="T7">Q Exp</text:span>, <text:span text:style-name="T7">Q Typ</text:span></text:p>
                <text:p><text:span text:style-name="T9"/></text:p>
                <text:p><text:span text:style-name="T9">generateSomeExpression :: Q Exp</text:span></text:p>
                <text:p text:style-name="P3"><text:span text:style-name="T9">generateSomeExpression = ..</text:span></text:p>
                <text:p text:style-name="P3"><text:span text:style-name="T9"/></text:p>
                <text:p text:style-name="P3"><text:span text:style-name="T9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The Q monad – cont.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Q is like IO monad with some additional features:</text:p>
                <text:list>
                  <text:list-item>
                    <text:p>ability to generate Names</text:p>
                  </text:list-item>
                  <text:list-item>
                    <text:p>ability to report compiler warnings and errors</text:p>
                  </text:list-item>
                  <text:list-item>
                    <text:p>ability to “reify” information about surrounding source code</text:p>
                  </text:list-item>
                  <text:list-item>
                    <text:p>ability to embed arbitrary IO 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Let’s generate some code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3">Let’s generate some source code:</text:p>
                <text:list>
                  <text:list-item>
                    <text:p>1</text:p>
                  </text:list-item>
                  <text:list-item>
                    <text:p>(\x → x)</text:p>
                  </text:list-item>
                  <text:list-item>
                    <text:p>(\x → x + 1)</text:p>
                  </text:list-item>
                </text:list>
              </text:list-item>
              <text:list-item>
                <text:p>Q monad</text:p>
                <text:list>
                  <text:list-item>
                    <text:p>Demo of name generation</text:p>
                  </text:list-item>
                  <text:list-item>
                    <text:p>Demo that it can run arbitrary IO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 text:style-name="P4">Concrete vs. Abstract syntax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Concrete syntax</text:p>
                <text:list>
                  <text:list-item>
                    <text:p>The source code that programmer writes (basically String)</text:p>
                  </text:list-item>
                  <text:list-item>
                    <text:p>Convenient for human to write</text:p>
                  </text:list-item>
                  <text:list-item>
                    <text:p>Hard to manipulate</text:p>
                  </text:list-item>
                </text:list>
              </text:list-item>
              <text:list-item>
                <text:p>Abstract syntax</text:p>
                <text:list>
                  <text:list-item>
                    <text:p>Haskell data type that represents your source code</text:p>
                  </text:list-item>
                  <text:list-item>
                    <text:p>Cumbersome to write by hand</text:p>
                  </text:list-item>
                  <text:list-item>
                    <text:p>Easy to manip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QuasiQuoters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<text:a xlink:href="https://hackage.haskell.org/package/template-haskell-2.17.0.0/docs/Language-Haskell-TH-Quote.html#t:QuasiQuoter" xlink:type="simple">QuasiQuoter</text:a>s allow you to generate Expressions/Types/Patterns or Declarations from String</text:p>
              </text:list-item>
              <text:list-item>
                <text:p>QuasiQuoter is a record with this type</text:p>
                <text:list>
                  <text:list-header>
                    <text:p><text:span text:style-name="T7">QuasiQuoter { quoteExp :: String -&gt; Q Exp</text:span><text:span text:style-name="T7"><text:tab/></text:span></text:p>
                    <text:p><text:span text:style-name="T7"><text:s text:c="22"/></text:span><text:span text:style-name="T7">, quotePat :: String -&gt; Q Pat</text:span></text:p>
                    <text:p><text:span text:style-name="T7"><text:s text:c="22"/></text:span><text:span text:style-name="T7">, quoteType :: String -&gt; Q Type</text:span></text:p>
                    <text:p><text:span text:style-name="T7"><text:s text:c="22"/></text:span><text:span text:style-name="T7">, quoteDec :: String -&gt; Q [Dec]</text:span></text:p>
                    <text:p><text:span text:style-name="T7"><text:s text:c="22"/></text:span><text:span text:style-name="T7">}</text:span></text:p>
                  </text:list-header>
                </text:list>
              </text:list-item>
              <text:list-item>
                <text:p><text:span text:style-name="T13">You define </text:span><text:span text:style-name="T14">some = QuasiQuoter ...</text:span><text:span text:style-name="T13"> and then you can use it as </text:span><text:span text:style-name="T14">[some</text:span><text:span text:style-name="T7">| some string |]</text:span></text:p>
              </text:list-item>
              <text:list-item>
                <text:p>Depending on where you write it, it will generate Expression/Pattern/Type or Declaration(s)</text:p>
                <text:list>
                  <text:list-header>
                    <text:p/>
                  </text:list-header>
                </text:list>
              </text:list-item>
              <text:list-item>
                <text:p>Demo: define custom QuasiQuoter</text:p>
              </text:list-item>
              <text:list-item>
                <text:p>Demo: check how [sql|...|] work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TH gotchas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Limitations that make TH a bit inconvenient to work with</text:p>
                <text:list>
                  <text:list-item>
                    <text:p>You can only splice code generated in other modules</text:p>
                  </text:list-item>
                  <text:list-item>
                    <text:p>Staging restriction: TH splices break up codes into sections where earlier sections don’t see definitions created by later s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Key Takeaways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There’s no magic</text:p>
                <text:list>
                  <text:list-item>
                    <text:p>it’s just type-safe generation of code at compile-time</text:p>
                  </text:list-item>
                </text:list>
              </text:list-item>
              <text:list-item>
                <text:p>Look at what code is generated using <text:span text:style-name="T7">-ddump-splices</text:span></text:p>
              </text:list-item>
              <text:list-item>
                <text:p>Using TH code implemented by others is easy</text:p>
                <text:list>
                  <text:list-item>
                    <text:p>Just include TH-generated code using <text:span text:style-name="T7">$(...)</text:span></text:p>
                  </text:list-item>
                  <text:list-item>
                    <text:p>Or call quasi-quoters as <text:span text:style-name="T7">[myQuasiQuoter| some string |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</style:style>
    <style:style style:name="BrightBlue_5f_-outline6" style:display-name="BrightBlue_-outline6" style:family="presentation" style:parent-style-name="BrightBlue_5f_-outline5"/>
    <style:style style:name="BrightBlue_5f_-outline7" style:display-name="BrightBlue_-outline7" style:family="presentation" style:parent-style-name="BrightBlue_5f_-outline6"/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draw:custom-shape draw:style-name="Mgr4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BrightBlue_5f_-outline1" draw:layer="backgroundobjects" svg:width="25cm" svg:height="9.5cm" svg:x="1.5cm" svg:y="4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9:01:02.628821911</meta:creation-date>
    <meta:editing-duration>PT5H3M59S</meta:editing-duration>
    <meta:editing-cycles>102</meta:editing-cycles>
    <meta:generator>LibreOffice/7.1.5.2$Linux_X86_64 LibreOffice_project/10$Build-2</meta:generator>
    <dc:title>Bright Blue</dc:title>
    <dc:date>2021-07-29T15:29:31.943977000</dc:date>
    <meta:document-statistic meta:object-count="153"/>
  </office:meta>
</office:document-meta>
</file>